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e temps total estimé pour énoncer tout le texte est d'environ 1 minute et 50 secondes.</text:p>
      <text:h text:style-name="Heading_20_3" text:outline-level="3">Résumé des Temps</text:h>
      <text:list xml:id="list1987411997" text:style-name="L1">
        <text:list-item>
          <text:p text:style-name="P2"><text:span text:style-name="Strong_20_Emphasis">Frame 1</text:span> : Environ 22 secondes / 56 mots </text:p>
        </text:list-item>
        <text:list-item>
          <text:p text:style-name="P2"><text:span text:style-name="Strong_20_Emphasis">Frame 2</text:span> : Environ 11 secondes / 29 mots </text:p>
        </text:list-item>
        <text:list-item>
          <text:p text:style-name="P2"><text:span text:style-name="Strong_20_Emphasis">Frame 3</text:span> : Environ 49 secondes / 123 mots </text:p>
        </text:list-item>
        <text:list-item>
          <text:p text:style-name="P1"><text:span text:style-name="Strong_20_Emphasis">Frame 4</text:span> : Environ 28 secondes / 69 mots </text:p>
        </text:list-item>
      </text:list>
      <text:p text:style-name="Text_20_body">Introduction (5 minutes)</text:p>
      <text:p text:style-name="Text_20_body">frame 1 56 = 22 secondes</text:p>
      <text:p text:style-name="Text_20_body">Bonjour à tous, je m'appelle Nicolas Lopez et j'ai occupé le rôle de développeur au sein de l’entreprise REVIMPORT du 29 avril au 19 juin dernier. Je suis ravi de vous présenter ce jour les réalisations marquantes issues de ce stage d'un mois et demi, ainsi que mon projet de fin d'études.</text:p>
      <text:p text:style-name="Text_20_body">Dans un premier temps, je vous exposerai mes accomplissements notables chez REVIMPORT. Ensuite, je vous dévoilerai en détail mon application KIGO, fruit de mon projet de fin d'année.</text:p>
      <text:p text:style-name="Text_20_body">frame 2 29 mots 11 sec</text:p>
      <text:p text:style-name="Text_20_body">Le 29 avril dernier j’ai donc décroché ce stage dans la société REVIMPORT, situé a polygone nord. C’est donc une société d’import-export et mon rôle à été le suivant.</text:p>
      <text:p text:style-name="Text_20_body">frame 3 123 = 49 sec</text:p>
      <text:p text:style-name="Text_20_body">Réaliser un Projet de migration d’un ERP( ERP (Enterprise Resource Planning) est un terme désignant un type de logiciel conçu pour gérer et intégrer les différents processus opérationnels d'une entreprise, tels que la comptabilité, la gestion des stocks, la production, la chaîne d'approvisionnement, les projets, les ressources humaines…) actuellement hébergé en local vers une version en mose SaaS( Software As A Service ), une version Cloud et donc accessible via PC / telephones / tablettes / tv.</text:p>
      <text:p text:style-name="Text_20_body">Cet ERP est donc un logiciel vendu par Microsoft, Anciennement connu sous le nom de Dynamics Nav ou encore Navision.</text:p>
      <text:p text:style-name="Text_20_body">Nous avons donc ici la landing page du logiciel, tout est entièrement modifiable par les utilisateurs afin de rendre leur charge de travail moins compliquée.</text:p>
      <text:p text:style-name="Text_20_body">frame 4 81 = 32 sec</text:p>
      <text:p text:style-name="Text_20_body">On pourrait résumer ce stage en 4 étapes</text:p>
      <text:p text:style-name="Text_20_body">Apprendre l'architecture de Business Central 365, pour cela j’ai suivi plusieurs parcours et modules sur MicrosoftLearn, un espace dédié a l’erp Business Central pour les développeurs, afin d’apprendre et il y a même un systéme de badge, trophée et de points.</text:p>
      <text:p text:style-name="Text_20_body">Puis se former sur le développement d’extensions AL ( application language ) et VSCODE.</text:p>
      <text:p text:style-name="Text_20_body">Créer et déployer des extensions personalisées.</text:p>
      <text:p text:style-name="Text_20_body">Et enfin migrer les bases de données de NAV vers Business Central.</text:p>
      <text:p text:style-name="Text_20_body"/>
      <text:p text:style-name="Text_20_body"><text:soft-page-break/>frame 5 56 wor</text:p>
      <text:p text:style-name="Text_20_body"><text:span text:style-name="Strong_20_Emphasis">L'Application Language</text:span>, un langage de programmation créé par Microsoft, anciennement <text:span text:style-name="Strong_20_Emphasis">C/AL</text:span> (Client/server Application Language), était un langage orienté vers la gestion de base de données. Il est maintenant devenu un langage à part entière pour Business Central.</text:p>
      <text:p text:style-name="Text_20_body">J’ai donc créé plusieurs extensions AL que j’ai publiées sur le serveur par la suite, notamment <text:span text:style-name="Strong_20_Emphasis">AssuCredClientV2</text:span> ma première grande extension.</text:p>
      <text:p text:style-name="Text_20_body">frame 6 266 w</text:p>
      <text:p text:style-name="Text_20_body">Pour le contexte, on peut voir sur cette image l’extension que j’ai développé, pour pouvoir modifier le logiciel qui est maintenant sur le cloud, nous sommes obligés de passer par ce que l'on appelle des <text:span text:style-name="Strong_20_Emphasis">extensions</text:span>. Ce sont des packages que nous développons, compilons, puis téléchargeons sur le serveur afin d'ajouter des tables, des pages, des extensions de tables et des pages ou des codeunits(logiqe metier), des reports(documents structurés) et d’autres objets.</text:p>
      <text:p text:style-name="Text_20_body">Les extensions permettent de personnaliser et d'étendre les fonctionnalités de Business Central sans toucher au code source de base, ce qui est essentiel pour maintenir une base de code propre et faciliter les mises à jour automatiques. Contrairement à DynamicsNAV où les personnalisations étaient intégrées directement dans le code, rendant les mises à jour complexes; les extensions dans Business Central en mode SaaS permettent une maintenance plus facile et une meilleure flexibilité.</text:p>
      <text:p text:style-name="Text_20_body">Cette extension que j'ai développée dans le cadre de mon projet, comprend la création de deux tables et des pages associées pour permettre la gestion et l'affichage des enregistrements sous un format de liste.</text:p>
      <text:p text:style-name="Text_20_body"><text:span text:style-name="Strong_20_Emphasis">Tables Créées</text:span></text:p>
      <text:p text:style-name="Text_20_body">La première table est <text:span text:style-name="Strong_20_Emphasis">Assurance Credit Client</text:span>, qui contient les informations des clients sur le crédit d'assurance et la décision. Chaque enregistrement est unique grâce à un identifiant d'entrée. La table inclut des champs comme le code client, la date, la décision d'assurance, la valeur et la raison de la décision.</text:p>
      <text:p text:style-name="Text_20_body">La seconde table est <text:span text:style-name="Strong_20_Emphasis">Decision Org Assurance Client</text:span>, qui stocke les codes de décision et leurs désignations en français et en espagnol. Cette table est utilisée pour référencer les décisions d'assurance dans la première tab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frame 7 178</text:p>
      <text:p text:style-name="Text_20_body">J'ai également créé des pages pour ces tables afin de permettre la visualisation et la gestion des enregistrements :</text:p>
      <text:h text:style-name="Heading_20_3" text:outline-level="3"><text:span text:style-name="Strong_20_Emphasis">Pages</text:span></text:h>
      <text:list xml:id="list15618618" text:style-name="L2">
        <text:list-item>
          <text:p text:style-name="P4"><text:span text:style-name="Strong_20_Emphasis">Assurance Credit Client List</text:span> : Cette page affiche une liste des enregistrements de la table "Assurance Credit Client". Les utilisateurs peuvent y voir le code client, la date et la décision d'assurance. </text:p>
        </text:list-item>
        <text:list-item>
          <text:p text:style-name="P3"><text:span text:style-name="Strong_20_Emphasis">Decision Org Ass Client List</text:span> : Cette page liste les enregistrements de la table "Decision Org Assurance Client", permettant de voir et de gérer les différentes décisions d'assurance. </text:p>
        </text:list-item>
      </text:list>
      <text:h text:style-name="Heading_20_3" text:outline-level="3">Permissions</text:h>
      <text:p text:style-name="Text_20_body">Pour permettre aux utilisateurs de modifier ces enregistrements, j'ai défini un ensemble de permissions appelé <text:span text:style-name="Strong_20_Emphasis">Customer Credit Perm</text:span>. Cet ensemble de permissions donne les droits nécessaires pour lire, insérer, modifier et supprimer les enregistrements des deux tables et accéder aux pages correspondantes.</text:p>
      <text:h text:style-name="Heading_20_3" text:outline-level="3">Intégration avec la Fiche Client</text:h>
      <text:p text:style-name="Text_20_body">Enfin, pour une intégration plus fluide, j'ai étendu la fiche client pour afficher les informations d'assurance crédit directement sur cette page. J'ai ajouté deux champs : "Decision Assurance" et "Valeur", qui montrent respectivement la décision d'assurance et la valeur la plus récente pour le client.</text:p>
      <text:p text:style-name="Text_20_body">frame 8 702w 4min .41 secondes</text:p>
      <text:p text:style-name="Text_20_body">De plus, deux actions ont été ajoutées à la barre d'outils de la fiche client, avec la pageextension, pour ouvrir les listes des enregistrements des clients d'assurance crédit et des décisions d'assurance depuis la fiche client.</text:p>
      <text:p text:style-name="Text_20_body">Ici nous avons la fiche client .</text:p>
      <text:p text:style-name="Text_20_body">frame 9</text:p>
      <text:p text:style-name="Text_20_body">Maintenant que nous avons crée nos extensions nous pouvons passer a la migration des données depuis Nav vers Business central, pour cela je …</text:p>
      <text:p text:style-name="Text_20_body">Exemple d’un import de données, j’ai exporté en csv les données depuis Nav, ensuite j’ai exporté la config excel depuis business central pour la ou les tables ciblés. Je transfere et corrige les données dans l’excel, puis j’importe back dans business central</text:p>
      <text:p text:style-name="Text_20_body">frame 10</text:p>
      <text:p text:style-name="Text_20_body">pour cela je …</text:p>
      <text:p text:style-name="Text_20_body">frame 11</text:p>
      <text:p text:style-name="Text_20_body">frame 12</text:p>
      <text:p text:style-name="Text_20_body">frame 13</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01:10:27.543835663</meta:creation-date>
    <dc:date>2024-06-18T01:11:18.613516986</dc:date>
    <meta:editing-duration>PT51S</meta:editing-duration>
    <meta:editing-cycles>1</meta:editing-cycles>
    <meta:document-statistic meta:table-count="0" meta:image-count="0" meta:object-count="0" meta:page-count="3" meta:paragraph-count="52" meta:word-count="1037" meta:character-count="6349" meta:non-whitespace-character-count="5364"/>
    <meta:generator>LibreOffice/7.3.7.2$Linux_X86_64 LibreOffice_project/30$Build-2</meta:generator>
  </office:meta>
</office:document-meta>
</file>